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ndato (borrador)</text:h>
      <text:h text:style-name="Heading_20_2" text:outline-level="2">Objetivo</text:h>
      <text:list xml:id="list2179844244" text:style-name="L1">
        <text:list-item>
          <text:p text:style-name="P3">Llevar un control de stock</text:p>
        </text:list-item>
        <text:list-item>
          <text:p text:style-name="P3">Tomar métricas de productos y clientes</text:p>
        </text:list-item>
      </text:list>
      <text:h text:style-name="Heading_20_2" text:outline-level="2">Límite</text:h>
      <text:list xml:id="list1652120961" text:style-name="L2">
        <text:list-item>
          <text:p text:style-name="P4">Tomar en cuenta los productos de alta rotación</text:p>
        </text:list-item>
        <text:list-item>
          <text:p text:style-name="P4">Refinar la observación de los clientes actuales</text:p>
        </text:list-item>
      </text:list>
      <text:h text:style-name="Heading_20_2" text:outline-level="2">Alcances</text:h>
      <text:list xml:id="list2687074613" text:style-name="L3">
        <text:list-item>
          <text:p text:style-name="P5">Automatizar la toma de decisiones de compras, hasta ahora manual.</text:p>
        </text:list-item>
        <text:list-item>
          <text:p text:style-name="P5">Liberar gente del mostrador, ya que clientes hacen consultas similares, consumiendo tiempo y recursos humanos.</text:p>
        </text:list-item>
        <text:list-item>
          <text:p text:style-name="P5">Procurar la visualización de mercados potenciales, más allá de los clientes que van físicamente al local, o que llaman por teléfono.</text:p>
        </text:list-item>
        <text:list-item>
          <text:p text:style-name="P5">Hay muchas localidades de potencial expansió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/>
    <dc:date>2021-10-03T12:24:59.743551729</dc:date>
    <meta:editing-duration>PT24S</meta:editing-duration>
    <meta:editing-cycles>1</meta:editing-cycles>
    <meta:document-statistic meta:table-count="0" meta:image-count="0" meta:object-count="0" meta:page-count="1" meta:paragraph-count="13" meta:word-count="92" meta:character-count="559" meta:non-whitespace-character-count="487"/>
    <meta:generator>LibreOffice/7.0.4.2$Linux_X86_64 LibreOffice_project/00$Build-2</meta:generator>
  </office:meta>
</office:document-meta>
</file>